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2" fo:font-size="13pt" fo:font-style="normal" style:text-underline-style="none" fo:font-weight="bold" style:text-blinking="false" fo:background-color="transparent"/>
    </style:style>
    <style:style style:name="P2" style:family="paragraph" style:parent-style-name="Heading_20_4">
      <style:paragraph-properties fo:margin-left="0cm" fo:margin-right="0cm" fo:margin-top="0.423cm" fo:margin-bottom="0.071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weight="normal"/>
    </style:style>
    <style:style style:name="P4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7" style:family="paragraph" style:parent-style-name="Text_20_body" style:list-style-name="L2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9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color="#188038" loext:opacity="100%" fo:font-family="'Roboto Mono', monospace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8520135a-7fff-8910-a53f-2109ec4c5630"/>Тестовое задание</text:h>
      <text:h text:style-name="P2" text:outline-level="4">Задача</text:h>
      <text:p text:style-name="P3"><text:span text:style-name="T1">Используя любой шаблон приложения yii 2 создайте модуль для управления сущностью посылка </text:span><text:span text:style-name="T2">Track</text:span><text:span text:style-name="T1">. Модель </text:span><text:span text:style-name="T2">Track</text:span><text:span text:style-name="T3"> </text:span><text:span text:style-name="T1">должна иметь следующие поля:</text:span></text:p>
      <text:list text:style-name="L1">
        <text:list-item>
          <text:p text:style-name="P4"><text:span text:style-name="T4">id</text:span><text:span text:style-name="T5"> – первичный ключ;</text:span></text:p>
        </text:list-item>
        <text:list-item>
          <text:p text:style-name="P5"><text:span text:style-name="T4">track_number</text:span><text:span text:style-name="T5"> – уникальный идентификатор или номер трека;</text:span></text:p>
        </text:list-item>
        <text:list-item>
          <text:p text:style-name="P5"><text:span text:style-name="T4">created_at</text:span><text:span text:style-name="T5"> – дата и время создания записи (заполняется автоматически);</text:span></text:p>
        </text:list-item>
        <text:list-item>
          <text:p text:style-name="P5"><text:span text:style-name="T4">updated_at</text:span><text:span text:style-name="T5"> – дата и время последнего обновления записи (заполняется автоматически);</text:span></text:p>
        </text:list-item>
        <text:list-item>
          <text:p text:style-name="P6"><text:span text:style-name="T4">status</text:span><text:span text:style-name="T5"> – статус трека (может принимать одно из пяти значений).</text:span></text:p>
        </text:list-item>
      </text:list>
      <text:h text:style-name="P2" text:outline-level="4">Требования</text:h>
      <text:list text:style-name="L2">
        <text:list-item>
          <text:p text:style-name="P7">Модель и ActiveRecord:</text:p>
          <text:list>
            <text:list-item>
              <text:p text:style-name="P8"><text:span text:style-name="T5">Реализовать модель </text:span><text:span text:style-name="T4">Track</text:span><text:span text:style-name="T5"> с использованием ActiveRecord.</text:span></text:p>
            </text:list-item>
            <text:list-item>
              <text:p text:style-name="P8"><text:span text:style-name="T5">Поля </text:span><text:span text:style-name="T4">created_at</text:span><text:span text:style-name="T5"> и </text:span><text:span text:style-name="T4">updated_at</text:span><text:span text:style-name="T5"> должны </text:span><text:span text:style-name="T6">автоматически</text:span><text:span text:style-name="T5"> заполняться при создании/обновлении записи.</text:span></text:p>
            </text:list-item>
            <text:list-item>
              <text:p text:style-name="P8"><text:span text:style-name="T5">Поле </text:span><text:span text:style-name="T4">track_number</text:span><text:span text:style-name="T5"> должно быть обязательным и уникальным.</text:span></text:p>
            </text:list-item>
            <text:list-item>
              <text:p text:style-name="P8"><text:span text:style-name="T5">Поле </text:span><text:span text:style-name="T4">status</text:span><text:span text:style-name="T5"> должно принимать только одно из пяти значений (например: </text:span><text:span text:style-name="T4">new</text:span><text:span text:style-name="T5">, </text:span><text:span text:style-name="T4">in_progress</text:span><text:span text:style-name="T5">, </text:span><text:span text:style-name="T4">completed</text:span><text:span text:style-name="T5">, </text:span><text:span text:style-name="T4">failed</text:span><text:span text:style-name="T5">, </text:span><text:span text:style-name="T4">canceled</text:span><text:span text:style-name="T5">).</text:span></text:p>
            </text:list-item>
          </text:list>
        </text:list-item>
        <text:list-item>
          <text:p text:style-name="P9">CRUD операции:</text:p>
          <text:list>
            <text:list-item>
              <text:p text:style-name="P8"><text:span text:style-name="T5">Создать CRUD-интерфейс для модели </text:span><text:span text:style-name="T4">Track</text:span><text:span text:style-name="T5">.</text:span></text:p>
            </text:list-item>
            <text:list-item>
              <text:p text:style-name="P10">Обеспечить корректное создание, чтение, обновление и удаление записей.</text:p>
            </text:list-item>
          </text:list>
        </text:list-item>
        <text:list-item>
          <text:p text:style-name="P9">REST API:</text:p>
          <text:list>
            <text:list-item>
              <text:p text:style-name="P8"><text:span text:style-name="T5">Разработать REST API для управления </text:span><text:span text:style-name="T4">Track</text:span><text:span text:style-name="T5">.</text:span></text:p>
            </text:list-item>
            <text:list-item>
              <text:p text:style-name="P10">API должно поддерживать стандартные CRUD-операции:</text:p>
              <text:list>
                <text:list-item>
                  <text:p text:style-name="P8"><text:span text:style-name="T5">Получение списка треков с возможностью фильтрации по </text:span><text:span text:style-name="T4">status</text:span><text:span text:style-name="T5">.</text:span></text:p>
                </text:list-item>
                <text:list-item>
                  <text:p text:style-name="P10">Получение информации о конкретном треке.</text:p>
                </text:list-item>
                <text:list-item>
                  <text:p text:style-name="P10">Создание нового трека.</text:p>
                </text:list-item>
                <text:list-item>
                  <text:p text:style-name="P10">Обновление данных трека.</text:p>
                </text:list-item>
                <text:list-item>
                  <text:p text:style-name="P10">Удаление трека.</text:p>
                </text:list-item>
              </text:list>
            </text:list-item>
            <text:list-item>
              <text:p text:style-name="P8"><text:span text:style-name="T5">Использовать стандартные HTTP-методы: </text:span><text:span text:style-name="T4">GET</text:span><text:span text:style-name="T5">, </text:span><text:span text:style-name="T4">POST</text:span><text:span text:style-name="T5">, </text:span><text:span text:style-name="T4">PUT/PATCH</text:span><text:span text:style-name="T5">, </text:span><text:span text:style-name="T4">DELETE</text:span><text:span text:style-name="T5">.</text:span></text:p>
            </text:list-item>
            <text:list-item>
              <text:p text:style-name="P10">Реализовать аутентификацию для изменения данных (например, с помощью токенов).</text:p>
            </text:list-item>
          </text:list>
        </text:list-item>
        <text:list-item>
          <text:p text:style-name="P9">Дополнительный функционал (опционально):</text:p>
          <text:list>
            <text:list-item>
              <text:p text:style-name="P10">Добавить возможность массового обновления статуса для нескольких треков через API.</text:p>
            </text:list-item>
            <text:list-item>
              <text:p text:style-name="P10"><text:soft-page-break/>Реализовать логирование изменений треков.</text:p>
            </text:list-item>
            <text:list-item>
              <text:p text:style-name="P8"><text:span text:style-name="T5">Написать базовые юнит-тесты для модели </text:span><text:span text:style-name="T4">Track</text:span><text:span text:style-name="T5"> и REST API-контроллера.</text:span></text:p>
            </text:list-item>
          </text:list>
        </text:list-item>
        <text:list-item>
          <text:p text:style-name="P9">Docker:</text:p>
          <text:list>
            <text:list-item>
              <text:p text:style-name="P8"><text:span text:style-name="T5">Подготовить </text:span><text:span text:style-name="T6">Dockerfile</text:span><text:span text:style-name="T5"> и/или </text:span><text:span text:style-name="T6">docker-compose.yml</text:span><text:span text:style-name="T5"> для развертывания приложения.</text:span></text:p>
            </text:list-item>
            <text:list-item>
              <text:p text:style-name="P10">Описание развертывания должно быть включено в документацию.</text:p>
            </text:list-item>
          </text:list>
        </text:list-item>
        <text:list-item>
          <text:p text:style-name="P9">Документация и стандарты:</text:p>
          <text:list>
            <text:list-item>
              <text:p text:style-name="P10">Привести краткую инструкцию по установке и запуску приложения/модуля.</text:p>
            </text:list-item>
            <text:list-item>
              <text:p text:style-name="P11">Соблюдать стандарты кодирования (PSR-2/PSR-12).</text:p>
            </text:list-item>
          </text:list>
        </text:list-item>
      </text:list>
      <text:p text:style-name="Text_20_body"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3:23:34.790395600</meta:creation-date>
    <dc:date>2025-09-16T13:26:23.540218000</dc:date>
    <meta:editing-duration>PT2M50S</meta:editing-duration>
    <meta:editing-cycles>1</meta:editing-cycles>
    <meta:document-statistic meta:table-count="0" meta:image-count="0" meta:object-count="0" meta:page-count="2" meta:paragraph-count="38" meta:word-count="253" meta:character-count="1888" meta:non-whitespace-character-count="1699"/>
    <meta:generator>LibreOffice/25.2.5.1$Windows_X86_64 LibreOffice_project/484541f705153d4ff78284873b0153c3e5a280db</meta:generator>
  </office:meta>
</office:document-meta>
</file>